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ooter">
      <style:text-properties fo:font-size="9pt" style:font-name="Arial" style:font-size-asian="9pt" style:font-size-complex="9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49487" style:font-name="arial" style:font-size-asian="11pt" style:font-size-complex="11pt"/>
    </style:style>
    <style:style style:family="paragraph" style:name="P3" style:parent-style-name="Urban_20_Title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4" style:parent-style-name="Urban_20_Title">
      <style:text-properties fo:font-size="12pt" officeooo:paragraph-rsid="00149487" officeooo:rsid="0008ef5a" style:font-name="Arial" style:font-size-asian="12pt" style:font-size-complex="12pt"/>
    </style:style>
    <style:style style:family="paragraph" style:name="P5" style:parent-style-name="Urban_20_Title">
      <style:text-properties fo:font-size="14pt" officeooo:paragraph-rsid="00149487" officeooo:rsid="0008ef5a" style:font-name="Arial" style:font-size-asian="14pt" style:font-size-complex="14pt" style:text-underline-style="none"/>
    </style:style>
    <style:style style:family="paragraph" style:name="P6" style:parent-style-name="Urban_20_Body_20_">
      <style:text-properties fo:font-size="10pt" style:font-name="Arial" style:font-size-asian="10pt" style:font-size-complex="10pt"/>
    </style:style>
    <style:style style:family="paragraph" style:name="P7" style:parent-style-name="Urban_20_Body_20_">
      <style:text-properties fo:font-size="10pt" fo:font-style="normal" style:font-name="Arial" style:font-size-asian="10pt" style:font-size-complex="10pt" style:font-style-asian="normal" style:font-style-complex="normal"/>
    </style:style>
    <style:style style:family="paragraph" style:name="P8" style:parent-style-name="Urban_20_Body_20_">
      <style:text-properties fo:font-size="11pt" style:font-name="Arial" style:font-size-asian="11pt" style:font-size-complex="11pt"/>
    </style:style>
    <style:style style:family="paragraph" style:name="P9" style:parent-style-name="Urban_20_Title_20_2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0" style:parent-style-name="Urban_20_Title_20_2">
      <style:text-properties fo:font-size="11pt" style:font-name="Arial" style:font-size-asian="11pt" style:font-size-complex="11pt"/>
    </style:style>
    <style:style style:family="paragraph" style:name="P11" style:parent-style-name="Urban_20_Title_20_2">
      <style:text-properties fo:font-size="11pt" officeooo:paragraph-rsid="000d0cd9" style:font-name="Arial" style:font-size-asian="11pt" style:font-size-complex="11pt"/>
    </style:style>
    <style:style style:family="paragraph" style:name="P12" style:parent-style-name="Urban_20_Title_20_2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3" style:parent-style-name="UrbanBody">
      <style:paragraph-properties fo:text-align="justify" style:justify-single-word="false"/>
      <style:text-properties fo:font-size="11pt" officeooo:paragraph-rsid="000abb27" style:font-name="Arial" style:font-size-asian="11pt" style:font-size-complex="11pt"/>
    </style:style>
    <style:style style:family="paragraph" style:name="P14" style:parent-style-name="UrbanBody">
      <style:text-properties fo:font-size="11pt" officeooo:paragraph-rsid="000abb27" style:font-name="Arial" style:font-size-asian="11pt" style:font-size-complex="11pt"/>
    </style:style>
    <style:style style:family="paragraph" style:name="P15" style:parent-style-name="UrbanBody">
      <style:text-properties fo:font-size="11pt" officeooo:paragraph-rsid="00112097" officeooo:rsid="000abb27" style:font-name="Arial" style:font-size-asian="11pt" style:font-size-complex="11pt"/>
    </style:style>
    <style:style style:family="paragraph" style:name="P16" style:parent-style-name="UrbanBody">
      <style:text-properties fo:background-color="#ffff00" fo:color="#800000" fo:font-size="11pt" officeooo:paragraph-rsid="000fd0ed" officeooo:rsid="000abb27" style:font-name="Arial" style:font-size-asian="11pt" style:font-size-complex="11pt"/>
    </style:style>
    <style:style style:family="paragraph" style:name="P17" style:parent-style-name="UrbanBody">
      <style:text-properties fo:background-color="#ffff00" fo:color="#800000" fo:font-size="11pt" fo:font-weight="normal" officeooo:paragraph-rsid="00149487" officeooo:rsid="000f0975" style:font-name="arial" style:font-size-asian="11pt" style:font-size-complex="11pt" style:font-weight-asian="normal" style:font-weight-complex="normal" style:text-underline-style="none"/>
    </style:style>
    <style:style style:family="paragraph" style:name="P18" style:parent-style-name="UrbanBody">
      <style:text-properties fo:font-size="11pt" officeooo:paragraph-rsid="00149487" style:font-name="arial" style:font-size-asian="11pt" style:font-size-complex="11pt"/>
    </style:style>
    <style:style style:family="paragraph" style:name="P1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49487" style:font-name="Arial" style:font-size-asian="10pt" style:font-size-complex="10pt"/>
    </style:style>
    <style:style style:family="paragraph" style:name="P20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1312dd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name="P21" style:parent-style-name="Urban_20_Title_20_2">
      <style:paragraph-properties fo:text-align="start" style:justify-single-word="false"/>
      <style:text-properties fo:font-size="9pt" fo:font-weight="normal" officeooo:paragraph-rsid="000f85c2" style:font-name="Arial" style:font-size-asian="9pt" style:font-size-complex="9pt" style:font-weight-asian="normal" style:font-weight-complex="normal"/>
    </style:style>
    <style:style style:family="paragraph" style:name="P22" style:parent-style-name="UrbanTitle">
      <style:paragraph-properties fo:text-align="start" style:justify-single-word="false"/>
      <style:text-properties fo:font-size="11pt" fo:font-style="normal" fo:font-weight="bold" officeooo:paragraph-rsid="0014948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officeooo:rsid="000abb27"/>
    </style:style>
    <style:style style:family="text" style:name="T6">
      <style:text-properties officeooo:rsid="000c6041"/>
    </style:style>
    <style:style style:family="text" style:name="T7">
      <style:text-properties fo:background-color="#ffff00" fo:color="#800000" loext:char-shading-value="0"/>
    </style:style>
    <style:style style:family="text" style:name="T8">
      <style:text-properties fo:background-color="#ffff00" fo:color="#800000" loext:char-shading-value="0" officeooo:rsid="000f0975"/>
    </style:style>
    <style:style style:family="text" style:name="T9">
      <style:text-properties fo:background-color="#ffff00" fo:color="#800000" loext:char-shading-value="0" officeooo:rsid="000ff690"/>
    </style:style>
    <style:style style:family="text" style:name="T10">
      <style:text-properties fo:background-color="#ffff00" fo:color="#800000" loext:char-shading-value="0" officeooo:rsid="0010228d"/>
    </style:style>
    <style:style style:family="text" style:name="T11">
      <style:text-properties fo:background-color="#ffff00" fo:color="#800000" loext:char-shading-value="0" officeooo:rsid="000abb27"/>
    </style:style>
    <style:style style:family="text" style:name="T12">
      <style:text-properties fo:font-style="normal" officeooo:rsid="00362119" style:font-name="Arial" style:font-style-asian="normal" style:text-underline-style="none"/>
    </style:style>
    <style:style style:family="text" style:name="T13">
      <style:text-properties officeooo:rsid="000ff690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2"><office:annotation><dc:creator>Gauthier Bastien</dc:creator><dc:date>2011-01-13T14:56:41</dc:date><text:p text:style-name="P23"><text:span text:style-name="T16">do text</text:span></text:p><text:p text:style-name="P23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9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8">DGO4 - Direction générale opérationnelle </text:p>
            <text:p text:style-name="P18">Aménagement du Territoire, Logement, Patrimoine et Énergie </text:p>
            <text:p text:style-name="P18"><text:span text:style-name="T8">NOM</text:span> - Fonctionnaire Délégué</text:p>
            <text:p text:style-name="P17">ADRESSE</text:p>
            <text:p text:style-name="P22">RECOMMANDÉ</text:p>
          </table:table-cell>
        </table:table-row>
      </table:table>
      <text:h text:outline-level="1" text:style-name="P4"/>
      <text:h text:outline-level="1" text:style-name="P5">Réunion de projet – convocation</text:h>
      <text:h text:outline-level="1" text:style-name="P5"/>
      <text:h text:outline-level="1" text:style-name="P3"/>
      <text:h text:outline-level="2" text:style-name="P21"><text:span text:style-name="T12"/></text:h>
      <text:h text:outline-level="2" text:style-name="P9"/>
      <text:h text:outline-level="2" text:style-name="P10"><text:span text:style-name="T3"><office:annotation><dc:creator>Gauthier Bastien</dc:creator><dc:date>2011-02-16T16:12:24</dc:date><text:p text:style-name="P23"><text:span text:style-name="T20">do title if len(self.getApplicants()) &gt; 1</text:span></text:p></office:annotation></text:span><text:span text:style-name="T3">Demandeurs : </text:span><text:span text:style-name="T3"><text:text-input text:description="Demandeurs">self.getApplicantsSignaletic()</text:text-input></text:span></text:h>
      <text:h text:outline-level="2" text:style-name="P12"><office:annotation><dc:creator>Gauthier Bastien</dc:creator><dc:date>2011-02-16T16:13:21</dc:date><text:p text:style-name="P23"><text:span text:style-name="T19">do title if not len(self.getApplicants()) &gt; 1</text:span></text:p></office:annotation>Demandeur : <text:text-input text:description="Demandeurs">self.getApplicantsSignaletic()</text:text-input></text:h>
      <text:h text:outline-level="2" text:style-name="P12">Objet : <text:text-input text:description="Objet des travaux">self.getLicenceSubject()</text:text-input></text:h>
      <text:h text:outline-level="2" text:style-name="P11"><text:span text:style-name="T3">Situation : </text:span><text:span text:style-name="T3"><text:text-input text:description="Situation des travaux">self.getWorkLocationSignaletic()</text:text-input></text:span></text:h>
      <text:h text:outline-level="2" text:style-name="P11"><text:span text:style-name="T4">Référence cadastrale : </text:span><text:span text:style-name="T4"><text:text-input text:description="Bien-Parcelles">licence_view.get_parcels()</text:text-input></text:span></text:h>
      <text:p text:style-name="P8"/>
      <text:p text:style-name="P8"/>
      <text:p text:style-name="P13">Monsieur le Fonctionnaire délégué,</text:p>
      <text:p text:style-name="P14"/>
      <text:p text:style-name="P14">Dans le cadre du projet repris sous objet, <text:text-input text:description="Demandeurs">self.getApplicantsSignaletic()</text:text-input><text:s/>sollicite<text:span text:style-name="T5">(nt)</text:span> la tenue d'une réunion de projet conformément à l 'article D.IV.31§1er du CoDT.</text:p>
      <text:p text:style-name="P14"/>
      <text:p text:style-name="P14">Le projet requiert l'avis du Collège communal ainsi que votre avis.</text:p>
      <text:p text:style-name="P14"/>
      <text:p text:style-name="P15">Nous sollicitons aussi la présence à ladite réunion des personnes/<text:span text:style-name="T6">instances</text:span> suivantes :</text:p>
      <text:p text:style-name="P15"><text:span text:style-name="T7">- </text:span><text:span text:style-name="T9">Le fonctionnaire technique (DGO3)</text:span></text:p>
      <text:p text:style-name="P16">- <text:span text:style-name="T13">Le fonctionnaire des implantations commerciales (DGO6)</text:span></text:p>
      <text:p text:style-name="P16">- <text:span text:style-name="T13">Un représentant du Collège</text:span></text:p>
      <text:p text:style-name="P16">- <text:span text:style-name="T13">Un membre du service Urbanisme</text:span></text:p>
      <text:p text:style-name="P16">- ...</text:p>
      <text:p text:style-name="P14"/>
      <text:p text:style-name="P20">Dès lors, nous vous invitons à participer à ladite réunion, qui se déroulera le <text:span text:style-name="T10">DATE DE LA REUNION</text:span><text:span text:style-name="T5"> – </text:span><text:span text:style-name="T11">ADRESSE</text:span><text:span text:style-name="T5">.</text:span></text:p>
      <text:p text:style-name="P14"/>
      <text:p text:style-name="P14">Nous vous prions d'agréer, Monsieur le Fonctionnaire délégué, l'expression de nos sentiments distingués.</text:p>
      <text:p text:style-name="P8"/>
      <text:p text:style-name="P6"/>
      <text:p text:style-name="P6"><text:span text:style-name="T1"><office:annotation><dc:creator>sde </dc:creator><dc:date>2011-07-27T10:02:32</dc:date><text:p text:style-name="P23"><text:span text:style-name="T17">do text</text:span></text:p><text:p text:style-name="P23"><text:span text:style-name="T18">from document(at=signatures, format='odt')</text:span></text:p></office:annotation></text:span><text:span text:style-name="T1">Import depuis signatures.odt</text:span></text:p>
      <text:p text:style-name="P7"/>
      <text:p text:style-name="P7"/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ooter">
      <style:text-properties fo:font-size="9pt" style:font-name="Arial" style:font-size-asian="9pt" style:font-size-complex="9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49487" style:font-name="arial" style:font-size-asian="11pt" style:font-size-complex="11pt"/>
    </style:style>
    <style:style style:family="paragraph" style:name="P3" style:parent-style-name="Urban_20_Title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4" style:parent-style-name="Urban_20_Title">
      <style:text-properties fo:font-size="12pt" officeooo:paragraph-rsid="00149487" officeooo:rsid="0008ef5a" style:font-name="Arial" style:font-size-asian="12pt" style:font-size-complex="12pt"/>
    </style:style>
    <style:style style:family="paragraph" style:name="P5" style:parent-style-name="Urban_20_Title">
      <style:text-properties fo:font-size="14pt" officeooo:paragraph-rsid="00149487" officeooo:rsid="0008ef5a" style:font-name="Arial" style:font-size-asian="14pt" style:font-size-complex="14pt" style:text-underline-style="none"/>
    </style:style>
    <style:style style:family="paragraph" style:name="P6" style:parent-style-name="Urban_20_Body_20_">
      <style:text-properties fo:font-size="10pt" style:font-name="Arial" style:font-size-asian="10pt" style:font-size-complex="10pt"/>
    </style:style>
    <style:style style:family="paragraph" style:name="P7" style:parent-style-name="Urban_20_Body_20_">
      <style:text-properties fo:font-size="10pt" fo:font-style="normal" style:font-name="Arial" style:font-size-asian="10pt" style:font-size-complex="10pt" style:font-style-asian="normal" style:font-style-complex="normal"/>
    </style:style>
    <style:style style:family="paragraph" style:name="P8" style:parent-style-name="Urban_20_Body_20_">
      <style:text-properties fo:font-size="11pt" style:font-name="Arial" style:font-size-asian="11pt" style:font-size-complex="11pt"/>
    </style:style>
    <style:style style:family="paragraph" style:name="P9" style:parent-style-name="Urban_20_Title_20_2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0" style:parent-style-name="Urban_20_Title_20_2">
      <style:text-properties fo:font-size="11pt" style:font-name="Arial" style:font-size-asian="11pt" style:font-size-complex="11pt"/>
    </style:style>
    <style:style style:family="paragraph" style:name="P11" style:parent-style-name="Urban_20_Title_20_2">
      <style:text-properties fo:font-size="11pt" officeooo:paragraph-rsid="000d0cd9" style:font-name="Arial" style:font-size-asian="11pt" style:font-size-complex="11pt"/>
    </style:style>
    <style:style style:family="paragraph" style:name="P12" style:parent-style-name="Urban_20_Title_20_2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3" style:parent-style-name="UrbanBody">
      <style:paragraph-properties fo:text-align="justify" style:justify-single-word="false"/>
      <style:text-properties fo:font-size="11pt" officeooo:paragraph-rsid="000abb27" style:font-name="Arial" style:font-size-asian="11pt" style:font-size-complex="11pt"/>
    </style:style>
    <style:style style:family="paragraph" style:name="P14" style:parent-style-name="UrbanBody">
      <style:text-properties fo:font-size="11pt" officeooo:paragraph-rsid="000abb27" style:font-name="Arial" style:font-size-asian="11pt" style:font-size-complex="11pt"/>
    </style:style>
    <style:style style:family="paragraph" style:name="P15" style:parent-style-name="UrbanBody">
      <style:text-properties fo:font-size="11pt" officeooo:paragraph-rsid="00112097" officeooo:rsid="000abb27" style:font-name="Arial" style:font-size-asian="11pt" style:font-size-complex="11pt"/>
    </style:style>
    <style:style style:family="paragraph" style:name="P16" style:parent-style-name="UrbanBody">
      <style:text-properties fo:background-color="#ffff00" fo:color="#800000" fo:font-size="11pt" officeooo:paragraph-rsid="000fd0ed" officeooo:rsid="000abb27" style:font-name="Arial" style:font-size-asian="11pt" style:font-size-complex="11pt"/>
    </style:style>
    <style:style style:family="paragraph" style:name="P17" style:parent-style-name="UrbanBody">
      <style:text-properties fo:background-color="#ffff00" fo:color="#800000" fo:font-size="11pt" fo:font-weight="normal" officeooo:paragraph-rsid="00149487" officeooo:rsid="000f0975" style:font-name="arial" style:font-size-asian="11pt" style:font-size-complex="11pt" style:font-weight-asian="normal" style:font-weight-complex="normal" style:text-underline-style="none"/>
    </style:style>
    <style:style style:family="paragraph" style:name="P18" style:parent-style-name="UrbanBody">
      <style:text-properties fo:font-size="11pt" officeooo:paragraph-rsid="00149487" style:font-name="arial" style:font-size-asian="11pt" style:font-size-complex="11pt"/>
    </style:style>
    <style:style style:family="paragraph" style:name="P1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49487" style:font-name="Arial" style:font-size-asian="10pt" style:font-size-complex="10pt"/>
    </style:style>
    <style:style style:family="paragraph" style:name="P20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1312dd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name="P21" style:parent-style-name="Urban_20_Title_20_2">
      <style:paragraph-properties fo:text-align="start" style:justify-single-word="false"/>
      <style:text-properties fo:font-size="9pt" fo:font-weight="normal" officeooo:paragraph-rsid="000f85c2" style:font-name="Arial" style:font-size-asian="9pt" style:font-size-complex="9pt" style:font-weight-asian="normal" style:font-weight-complex="normal"/>
    </style:style>
    <style:style style:family="paragraph" style:name="P22" style:parent-style-name="UrbanTitle">
      <style:paragraph-properties fo:text-align="start" style:justify-single-word="false"/>
      <style:text-properties fo:font-size="11pt" fo:font-style="normal" fo:font-weight="bold" officeooo:paragraph-rsid="0014948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officeooo:rsid="000abb27"/>
    </style:style>
    <style:style style:family="text" style:name="T6">
      <style:text-properties officeooo:rsid="000c6041"/>
    </style:style>
    <style:style style:family="text" style:name="T7">
      <style:text-properties fo:background-color="#ffff00" fo:color="#800000" loext:char-shading-value="0"/>
    </style:style>
    <style:style style:family="text" style:name="T8">
      <style:text-properties fo:background-color="#ffff00" fo:color="#800000" loext:char-shading-value="0" officeooo:rsid="000f0975"/>
    </style:style>
    <style:style style:family="text" style:name="T9">
      <style:text-properties fo:background-color="#ffff00" fo:color="#800000" loext:char-shading-value="0" officeooo:rsid="000ff690"/>
    </style:style>
    <style:style style:family="text" style:name="T10">
      <style:text-properties fo:background-color="#ffff00" fo:color="#800000" loext:char-shading-value="0" officeooo:rsid="0010228d"/>
    </style:style>
    <style:style style:family="text" style:name="T11">
      <style:text-properties fo:background-color="#ffff00" fo:color="#800000" loext:char-shading-value="0" officeooo:rsid="000abb27"/>
    </style:style>
    <style:style style:family="text" style:name="T12">
      <style:text-properties fo:font-style="normal" officeooo:rsid="00362119" style:font-name="Arial" style:font-style-asian="normal" style:text-underline-style="none"/>
    </style:style>
    <style:style style:family="text" style:name="T13">
      <style:text-properties officeooo:rsid="000ff690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2"><office:annotation><dc:creator>Gauthier Bastien</dc:creator><dc:date>2011-01-13T14:56:41</dc:date><text:p text:style-name="P23"><text:span text:style-name="T16">do text</text:span></text:p><text:p text:style-name="P23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9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8">DGO4 - Direction générale opérationnelle </text:p>
            <text:p text:style-name="P18">Aménagement du Territoire, Logement, Patrimoine et Énergie </text:p>
            <text:p text:style-name="P18"><text:span text:style-name="T8">NOM</text:span> - Fonctionnaire Délégué</text:p>
            <text:p text:style-name="P17">ADRESSE</text:p>
            <text:p text:style-name="P22">RECOMMANDÉ</text:p>
          </table:table-cell>
        </table:table-row>
      </table:table>
      <text:h text:outline-level="1" text:style-name="P4"/>
      <text:h text:outline-level="1" text:style-name="P5">Réunion de projet – convocation</text:h>
      <text:h text:outline-level="1" text:style-name="P5"/>
      <text:h text:outline-level="1" text:style-name="P3"/>
      <text:h text:outline-level="2" text:style-name="P21"><text:span text:style-name="T12"/></text:h>
      <text:h text:outline-level="2" text:style-name="P9"/>
      <text:h text:outline-level="2" text:style-name="P10"><text:span text:style-name="T3"><office:annotation><dc:creator>Gauthier Bastien</dc:creator><dc:date>2011-02-16T16:12:24</dc:date><text:p text:style-name="P23"><text:span text:style-name="T20">do title if len(self.getApplicants()) &gt; 1</text:span></text:p></office:annotation></text:span><text:span text:style-name="T3">Demandeurs : </text:span><text:span text:style-name="T3"><text:text-input text:description="Demandeurs">self.getApplicantsSignaletic()</text:text-input></text:span></text:h>
      <text:h text:outline-level="2" text:style-name="P12"><office:annotation><dc:creator>Gauthier Bastien</dc:creator><dc:date>2011-02-16T16:13:21</dc:date><text:p text:style-name="P23"><text:span text:style-name="T19">do title if not len(self.getApplicants()) &gt; 1</text:span></text:p></office:annotation>Demandeur : <text:text-input text:description="Demandeurs">self.getApplicantsSignaletic()</text:text-input></text:h>
      <text:h text:outline-level="2" text:style-name="P12">Objet : <text:text-input text:description="Objet des travaux">self.getLicenceSubject()</text:text-input></text:h>
      <text:h text:outline-level="2" text:style-name="P11"><text:span text:style-name="T3">Situation : </text:span><text:span text:style-name="T3"><text:text-input text:description="Situation des travaux">self.getWorkLocationSignaletic()</text:text-input></text:span></text:h>
      <text:h text:outline-level="2" text:style-name="P11"><text:span text:style-name="T4">Référence cadastrale : </text:span><text:span text:style-name="T4"><text:text-input text:description="Bien-Parcelles">licence_view.get_parcels()</text:text-input></text:span></text:h>
      <text:p text:style-name="P8"/>
      <text:p text:style-name="P8"/>
      <text:p text:style-name="P13">Monsieur le Fonctionnaire délégué,</text:p>
      <text:p text:style-name="P14"/>
      <text:p text:style-name="P14">Dans le cadre du projet repris sous objet, <text:text-input text:description="Demandeurs">self.getApplicantsSignaletic()</text:text-input><text:s/>sollicite<text:span text:style-name="T5">(nt)</text:span> la tenue d'une réunion de projet conformément à l 'article D.IV.31§1er du CoDT.</text:p>
      <text:p text:style-name="P14"/>
      <text:p text:style-name="P14">Le projet requiert l'avis du Collège communal ainsi que votre avis.</text:p>
      <text:p text:style-name="P14"/>
      <text:p text:style-name="P15">Nous sollicitons aussi la présence à ladite réunion des personnes/<text:span text:style-name="T6">instances</text:span> suivantes :</text:p>
      <text:p text:style-name="P15"><text:span text:style-name="T7">- </text:span><text:span text:style-name="T9">Le fonctionnaire technique (DGO3)</text:span></text:p>
      <text:p text:style-name="P16">- <text:span text:style-name="T13">Le fonctionnaire des implantations commerciales (DGO6)</text:span></text:p>
      <text:p text:style-name="P16">- <text:span text:style-name="T13">Un représentant du Collège</text:span></text:p>
      <text:p text:style-name="P16">- <text:span text:style-name="T13">Un membre du service Urbanisme</text:span></text:p>
      <text:p text:style-name="P16">- ...</text:p>
      <text:p text:style-name="P14"/>
      <text:p text:style-name="P20">Dès lors, nous vous invitons à participer à ladite réunion, qui se déroulera le <text:span text:style-name="T10">DATE DE LA REUNION</text:span><text:span text:style-name="T5"> – </text:span><text:span text:style-name="T11">ADRESSE</text:span><text:span text:style-name="T5">.</text:span></text:p>
      <text:p text:style-name="P14"/>
      <text:p text:style-name="P14">Nous vous prions d'agréer, Monsieur le Fonctionnaire délégué, l'expression de nos sentiments distingués.</text:p>
      <text:p text:style-name="P8"/>
      <text:p text:style-name="P6"/>
      <text:p text:style-name="P6"><text:span text:style-name="T1"><office:annotation><dc:creator>sde </dc:creator><dc:date>2011-07-27T10:02:32</dc:date><text:p text:style-name="P23"><text:span text:style-name="T17">do text</text:span></text:p><text:p text:style-name="P23"><text:span text:style-name="T18">from document(at=signatures, format='odt')</text:span></text:p></office:annotation></text:span><text:span text:style-name="T1">Import depuis signatures.odt</text:span></text:p>
      <text:p text:style-name="P7"/>
      <text:p text:style-name="P7"/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ooter">
      <style:text-properties fo:font-size="9pt" style:font-name="Arial" style:font-size-asian="9pt" style:font-size-complex="9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49487" style:font-name="arial" style:font-size-asian="11pt" style:font-size-complex="11pt"/>
    </style:style>
    <style:style style:family="paragraph" style:name="P3" style:parent-style-name="Urban_20_Title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4" style:parent-style-name="Urban_20_Title">
      <style:text-properties fo:font-size="12pt" officeooo:paragraph-rsid="00149487" officeooo:rsid="0008ef5a" style:font-name="Arial" style:font-size-asian="12pt" style:font-size-complex="12pt"/>
    </style:style>
    <style:style style:family="paragraph" style:name="P5" style:parent-style-name="Urban_20_Title">
      <style:text-properties fo:font-size="14pt" officeooo:paragraph-rsid="00149487" officeooo:rsid="0008ef5a" style:font-name="Arial" style:font-size-asian="14pt" style:font-size-complex="14pt" style:text-underline-style="none"/>
    </style:style>
    <style:style style:family="paragraph" style:name="P6" style:parent-style-name="Urban_20_Body_20_">
      <style:text-properties fo:font-size="10pt" style:font-name="Arial" style:font-size-asian="10pt" style:font-size-complex="10pt"/>
    </style:style>
    <style:style style:family="paragraph" style:name="P7" style:parent-style-name="Urban_20_Body_20_">
      <style:text-properties fo:font-size="10pt" fo:font-style="normal" style:font-name="Arial" style:font-size-asian="10pt" style:font-size-complex="10pt" style:font-style-asian="normal" style:font-style-complex="normal"/>
    </style:style>
    <style:style style:family="paragraph" style:name="P8" style:parent-style-name="Urban_20_Body_20_">
      <style:text-properties fo:font-size="11pt" style:font-name="Arial" style:font-size-asian="11pt" style:font-size-complex="11pt"/>
    </style:style>
    <style:style style:family="paragraph" style:name="P9" style:parent-style-name="Urban_20_Title_20_2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0" style:parent-style-name="Urban_20_Title_20_2">
      <style:text-properties fo:font-size="11pt" style:font-name="Arial" style:font-size-asian="11pt" style:font-size-complex="11pt"/>
    </style:style>
    <style:style style:family="paragraph" style:name="P11" style:parent-style-name="Urban_20_Title_20_2">
      <style:text-properties fo:font-size="11pt" officeooo:paragraph-rsid="000d0cd9" style:font-name="Arial" style:font-size-asian="11pt" style:font-size-complex="11pt"/>
    </style:style>
    <style:style style:family="paragraph" style:name="P12" style:parent-style-name="Urban_20_Title_20_2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3" style:parent-style-name="UrbanBody">
      <style:paragraph-properties fo:text-align="justify" style:justify-single-word="false"/>
      <style:text-properties fo:font-size="11pt" officeooo:paragraph-rsid="000abb27" style:font-name="Arial" style:font-size-asian="11pt" style:font-size-complex="11pt"/>
    </style:style>
    <style:style style:family="paragraph" style:name="P14" style:parent-style-name="UrbanBody">
      <style:text-properties fo:font-size="11pt" officeooo:paragraph-rsid="000abb27" style:font-name="Arial" style:font-size-asian="11pt" style:font-size-complex="11pt"/>
    </style:style>
    <style:style style:family="paragraph" style:name="P15" style:parent-style-name="UrbanBody">
      <style:text-properties fo:font-size="11pt" officeooo:paragraph-rsid="00112097" officeooo:rsid="000abb27" style:font-name="Arial" style:font-size-asian="11pt" style:font-size-complex="11pt"/>
    </style:style>
    <style:style style:family="paragraph" style:name="P16" style:parent-style-name="UrbanBody">
      <style:text-properties fo:background-color="#ffff00" fo:color="#800000" fo:font-size="11pt" officeooo:paragraph-rsid="000fd0ed" officeooo:rsid="000abb27" style:font-name="Arial" style:font-size-asian="11pt" style:font-size-complex="11pt"/>
    </style:style>
    <style:style style:family="paragraph" style:name="P17" style:parent-style-name="UrbanBody">
      <style:text-properties fo:background-color="#ffff00" fo:color="#800000" fo:font-size="11pt" fo:font-weight="normal" officeooo:paragraph-rsid="00149487" officeooo:rsid="000f0975" style:font-name="arial" style:font-size-asian="11pt" style:font-size-complex="11pt" style:font-weight-asian="normal" style:font-weight-complex="normal" style:text-underline-style="none"/>
    </style:style>
    <style:style style:family="paragraph" style:name="P18" style:parent-style-name="UrbanBody">
      <style:text-properties fo:font-size="11pt" officeooo:paragraph-rsid="00149487" style:font-name="arial" style:font-size-asian="11pt" style:font-size-complex="11pt"/>
    </style:style>
    <style:style style:family="paragraph" style:name="P1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49487" style:font-name="Arial" style:font-size-asian="10pt" style:font-size-complex="10pt"/>
    </style:style>
    <style:style style:family="paragraph" style:name="P20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1312dd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name="P21" style:parent-style-name="Urban_20_Title_20_2">
      <style:paragraph-properties fo:text-align="start" style:justify-single-word="false"/>
      <style:text-properties fo:font-size="9pt" fo:font-weight="normal" officeooo:paragraph-rsid="000f85c2" style:font-name="Arial" style:font-size-asian="9pt" style:font-size-complex="9pt" style:font-weight-asian="normal" style:font-weight-complex="normal"/>
    </style:style>
    <style:style style:family="paragraph" style:name="P22" style:parent-style-name="UrbanTitle">
      <style:paragraph-properties fo:text-align="start" style:justify-single-word="false"/>
      <style:text-properties fo:font-size="11pt" fo:font-style="normal" fo:font-weight="bold" officeooo:paragraph-rsid="0014948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officeooo:rsid="000abb27"/>
    </style:style>
    <style:style style:family="text" style:name="T6">
      <style:text-properties officeooo:rsid="000c6041"/>
    </style:style>
    <style:style style:family="text" style:name="T7">
      <style:text-properties fo:background-color="#ffff00" fo:color="#800000" loext:char-shading-value="0"/>
    </style:style>
    <style:style style:family="text" style:name="T8">
      <style:text-properties fo:background-color="#ffff00" fo:color="#800000" loext:char-shading-value="0" officeooo:rsid="000f0975"/>
    </style:style>
    <style:style style:family="text" style:name="T9">
      <style:text-properties fo:background-color="#ffff00" fo:color="#800000" loext:char-shading-value="0" officeooo:rsid="000ff690"/>
    </style:style>
    <style:style style:family="text" style:name="T10">
      <style:text-properties fo:background-color="#ffff00" fo:color="#800000" loext:char-shading-value="0" officeooo:rsid="0010228d"/>
    </style:style>
    <style:style style:family="text" style:name="T11">
      <style:text-properties fo:background-color="#ffff00" fo:color="#800000" loext:char-shading-value="0" officeooo:rsid="000abb27"/>
    </style:style>
    <style:style style:family="text" style:name="T12">
      <style:text-properties fo:font-style="normal" officeooo:rsid="00362119" style:font-name="Arial" style:font-style-asian="normal" style:text-underline-style="none"/>
    </style:style>
    <style:style style:family="text" style:name="T13">
      <style:text-properties officeooo:rsid="000ff690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2"><office:annotation><dc:creator>Gauthier Bastien</dc:creator><dc:date>2011-01-13T14:56:41</dc:date><text:p text:style-name="P23"><text:span text:style-name="T16">do text</text:span></text:p><text:p text:style-name="P23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9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8">DGO4 - Direction générale opérationnelle </text:p>
            <text:p text:style-name="P18">Aménagement du Territoire, Logement, Patrimoine et Énergie </text:p>
            <text:p text:style-name="P18"><text:span text:style-name="T8">NOM</text:span> - Fonctionnaire Délégué</text:p>
            <text:p text:style-name="P17">ADRESSE</text:p>
            <text:p text:style-name="P22">RECOMMANDÉ</text:p>
          </table:table-cell>
        </table:table-row>
      </table:table>
      <text:h text:outline-level="1" text:style-name="P4"/>
      <text:h text:outline-level="1" text:style-name="P5">Réunion de projet – convocation</text:h>
      <text:h text:outline-level="1" text:style-name="P5"/>
      <text:h text:outline-level="1" text:style-name="P3"/>
      <text:h text:outline-level="2" text:style-name="P21"><text:span text:style-name="T12"/></text:h>
      <text:h text:outline-level="2" text:style-name="P9"/>
      <text:h text:outline-level="2" text:style-name="P10"><text:span text:style-name="T3"><office:annotation><dc:creator>Gauthier Bastien</dc:creator><dc:date>2011-02-16T16:12:24</dc:date><text:p text:style-name="P23"><text:span text:style-name="T20">do title if len(self.getApplicants()) &gt; 1</text:span></text:p></office:annotation></text:span><text:span text:style-name="T3">Demandeurs : </text:span><text:span text:style-name="T3"><text:text-input text:description="Demandeurs">self.getApplicantsSignaletic()</text:text-input></text:span></text:h>
      <text:h text:outline-level="2" text:style-name="P12"><office:annotation><dc:creator>Gauthier Bastien</dc:creator><dc:date>2011-02-16T16:13:21</dc:date><text:p text:style-name="P23"><text:span text:style-name="T19">do title if not len(self.getApplicants()) &gt; 1</text:span></text:p></office:annotation>Demandeur : <text:text-input text:description="Demandeurs">self.getApplicantsSignaletic()</text:text-input></text:h>
      <text:h text:outline-level="2" text:style-name="P12">Objet : <text:text-input text:description="Objet des travaux">self.getLicenceSubject()</text:text-input></text:h>
      <text:h text:outline-level="2" text:style-name="P11"><text:span text:style-name="T3">Situation : </text:span><text:span text:style-name="T3"><text:text-input text:description="Situation des travaux">self.getWorkLocationSignaletic()</text:text-input></text:span></text:h>
      <text:h text:outline-level="2" text:style-name="P11"><text:span text:style-name="T4">Référence cadastrale : </text:span><text:span text:style-name="T4"><text:text-input text:description="Bien-Parcelles">licence_view.get_parcels()</text:text-input></text:span></text:h>
      <text:p text:style-name="P8"/>
      <text:p text:style-name="P8"/>
      <text:p text:style-name="P13">Monsieur le Fonctionnaire délégué,</text:p>
      <text:p text:style-name="P14"/>
      <text:p text:style-name="P14">Dans le cadre du projet repris sous objet, <text:text-input text:description="Demandeurs">self.getApplicantsSignaletic()</text:text-input><text:s/>sollicite<text:span text:style-name="T5">(nt)</text:span> la tenue d'une réunion de projet conformément à l 'article D.IV.31§1er du CoDT.</text:p>
      <text:p text:style-name="P14"/>
      <text:p text:style-name="P14">Le projet requiert l'avis du Collège communal ainsi que votre avis.</text:p>
      <text:p text:style-name="P14"/>
      <text:p text:style-name="P15">Nous sollicitons aussi la présence à ladite réunion des personnes/<text:span text:style-name="T6">instances</text:span> suivantes :</text:p>
      <text:p text:style-name="P15"><text:span text:style-name="T7">- </text:span><text:span text:style-name="T9">Le fonctionnaire technique (DGO3)</text:span></text:p>
      <text:p text:style-name="P16">- <text:span text:style-name="T13">Le fonctionnaire des implantations commerciales (DGO6)</text:span></text:p>
      <text:p text:style-name="P16">- <text:span text:style-name="T13">Un représentant du Collège</text:span></text:p>
      <text:p text:style-name="P16">- <text:span text:style-name="T13">Un membre du service Urbanisme</text:span></text:p>
      <text:p text:style-name="P16">- ...</text:p>
      <text:p text:style-name="P14"/>
      <text:p text:style-name="P20">Dès lors, nous vous invitons à participer à ladite réunion, qui se déroulera le <text:span text:style-name="T10">DATE DE LA REUNION</text:span><text:span text:style-name="T5"> – </text:span><text:span text:style-name="T11">ADRESSE</text:span><text:span text:style-name="T5">.</text:span></text:p>
      <text:p text:style-name="P14"/>
      <text:p text:style-name="P14">Nous vous prions d'agréer, Monsieur le Fonctionnaire délégué, l'expression de nos sentiments distingués.</text:p>
      <text:p text:style-name="P8"/>
      <text:p text:style-name="P6"/>
      <text:p text:style-name="P6"><text:span text:style-name="T1"><office:annotation><dc:creator>sde </dc:creator><dc:date>2011-07-27T10:02:32</dc:date><text:p text:style-name="P23"><text:span text:style-name="T17">do text</text:span></text:p><text:p text:style-name="P23"><text:span text:style-name="T18">from document(at=signatures, format='odt')</text:span></text:p></office:annotation></text:span><text:span text:style-name="T1">Import depuis signatures.odt</text:span></text:p>
      <text:p text:style-name="P7"/>
      <text:p text:style-name="P7"/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ooter">
      <style:text-properties fo:font-size="9pt" style:font-name="Arial" style:font-size-asian="9pt" style:font-size-complex="9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49487" style:font-name="arial" style:font-size-asian="11pt" style:font-size-complex="11pt"/>
    </style:style>
    <style:style style:family="paragraph" style:name="P3" style:parent-style-name="Urban_20_Title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4" style:parent-style-name="Urban_20_Title">
      <style:text-properties fo:font-size="12pt" officeooo:paragraph-rsid="00149487" officeooo:rsid="0008ef5a" style:font-name="Arial" style:font-size-asian="12pt" style:font-size-complex="12pt"/>
    </style:style>
    <style:style style:family="paragraph" style:name="P5" style:parent-style-name="Urban_20_Title">
      <style:text-properties fo:font-size="14pt" officeooo:paragraph-rsid="00149487" officeooo:rsid="0008ef5a" style:font-name="Arial" style:font-size-asian="14pt" style:font-size-complex="14pt" style:text-underline-style="none"/>
    </style:style>
    <style:style style:family="paragraph" style:name="P6" style:parent-style-name="Urban_20_Body_20_">
      <style:text-properties fo:font-size="10pt" style:font-name="Arial" style:font-size-asian="10pt" style:font-size-complex="10pt"/>
    </style:style>
    <style:style style:family="paragraph" style:name="P7" style:parent-style-name="Urban_20_Body_20_">
      <style:text-properties fo:font-size="10pt" fo:font-style="normal" style:font-name="Arial" style:font-size-asian="10pt" style:font-size-complex="10pt" style:font-style-asian="normal" style:font-style-complex="normal"/>
    </style:style>
    <style:style style:family="paragraph" style:name="P8" style:parent-style-name="Urban_20_Body_20_">
      <style:text-properties fo:font-size="11pt" style:font-name="Arial" style:font-size-asian="11pt" style:font-size-complex="11pt"/>
    </style:style>
    <style:style style:family="paragraph" style:name="P9" style:parent-style-name="Urban_20_Title_20_2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0" style:parent-style-name="Urban_20_Title_20_2">
      <style:text-properties fo:font-size="11pt" style:font-name="Arial" style:font-size-asian="11pt" style:font-size-complex="11pt"/>
    </style:style>
    <style:style style:family="paragraph" style:name="P11" style:parent-style-name="Urban_20_Title_20_2">
      <style:text-properties fo:font-size="11pt" officeooo:paragraph-rsid="000d0cd9" style:font-name="Arial" style:font-size-asian="11pt" style:font-size-complex="11pt"/>
    </style:style>
    <style:style style:family="paragraph" style:name="P12" style:parent-style-name="Urban_20_Title_20_2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3" style:parent-style-name="UrbanBody">
      <style:paragraph-properties fo:text-align="justify" style:justify-single-word="false"/>
      <style:text-properties fo:font-size="11pt" officeooo:paragraph-rsid="000abb27" style:font-name="Arial" style:font-size-asian="11pt" style:font-size-complex="11pt"/>
    </style:style>
    <style:style style:family="paragraph" style:name="P14" style:parent-style-name="UrbanBody">
      <style:text-properties fo:font-size="11pt" officeooo:paragraph-rsid="000abb27" style:font-name="Arial" style:font-size-asian="11pt" style:font-size-complex="11pt"/>
    </style:style>
    <style:style style:family="paragraph" style:name="P15" style:parent-style-name="UrbanBody">
      <style:text-properties fo:font-size="11pt" officeooo:paragraph-rsid="00112097" officeooo:rsid="000abb27" style:font-name="Arial" style:font-size-asian="11pt" style:font-size-complex="11pt"/>
    </style:style>
    <style:style style:family="paragraph" style:name="P16" style:parent-style-name="UrbanBody">
      <style:text-properties fo:background-color="#ffff00" fo:color="#800000" fo:font-size="11pt" officeooo:paragraph-rsid="000fd0ed" officeooo:rsid="000abb27" style:font-name="Arial" style:font-size-asian="11pt" style:font-size-complex="11pt"/>
    </style:style>
    <style:style style:family="paragraph" style:name="P17" style:parent-style-name="UrbanBody">
      <style:text-properties fo:background-color="#ffff00" fo:color="#800000" fo:font-size="11pt" fo:font-weight="normal" officeooo:paragraph-rsid="00149487" officeooo:rsid="000f0975" style:font-name="arial" style:font-size-asian="11pt" style:font-size-complex="11pt" style:font-weight-asian="normal" style:font-weight-complex="normal" style:text-underline-style="none"/>
    </style:style>
    <style:style style:family="paragraph" style:name="P18" style:parent-style-name="UrbanBody">
      <style:text-properties fo:font-size="11pt" officeooo:paragraph-rsid="00149487" style:font-name="arial" style:font-size-asian="11pt" style:font-size-complex="11pt"/>
    </style:style>
    <style:style style:family="paragraph" style:name="P1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49487" style:font-name="Arial" style:font-size-asian="10pt" style:font-size-complex="10pt"/>
    </style:style>
    <style:style style:family="paragraph" style:name="P20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1312dd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name="P21" style:parent-style-name="Urban_20_Title_20_2">
      <style:paragraph-properties fo:text-align="start" style:justify-single-word="false"/>
      <style:text-properties fo:font-size="9pt" fo:font-weight="normal" officeooo:paragraph-rsid="000f85c2" style:font-name="Arial" style:font-size-asian="9pt" style:font-size-complex="9pt" style:font-weight-asian="normal" style:font-weight-complex="normal"/>
    </style:style>
    <style:style style:family="paragraph" style:name="P22" style:parent-style-name="UrbanTitle">
      <style:paragraph-properties fo:text-align="start" style:justify-single-word="false"/>
      <style:text-properties fo:font-size="11pt" fo:font-style="normal" fo:font-weight="bold" officeooo:paragraph-rsid="0014948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officeooo:rsid="000abb27"/>
    </style:style>
    <style:style style:family="text" style:name="T6">
      <style:text-properties officeooo:rsid="000c6041"/>
    </style:style>
    <style:style style:family="text" style:name="T7">
      <style:text-properties fo:background-color="#ffff00" fo:color="#800000" loext:char-shading-value="0"/>
    </style:style>
    <style:style style:family="text" style:name="T8">
      <style:text-properties fo:background-color="#ffff00" fo:color="#800000" loext:char-shading-value="0" officeooo:rsid="000f0975"/>
    </style:style>
    <style:style style:family="text" style:name="T9">
      <style:text-properties fo:background-color="#ffff00" fo:color="#800000" loext:char-shading-value="0" officeooo:rsid="000ff690"/>
    </style:style>
    <style:style style:family="text" style:name="T10">
      <style:text-properties fo:background-color="#ffff00" fo:color="#800000" loext:char-shading-value="0" officeooo:rsid="0010228d"/>
    </style:style>
    <style:style style:family="text" style:name="T11">
      <style:text-properties fo:background-color="#ffff00" fo:color="#800000" loext:char-shading-value="0" officeooo:rsid="000abb27"/>
    </style:style>
    <style:style style:family="text" style:name="T12">
      <style:text-properties fo:font-style="normal" officeooo:rsid="00362119" style:font-name="Arial" style:font-style-asian="normal" style:text-underline-style="none"/>
    </style:style>
    <style:style style:family="text" style:name="T13">
      <style:text-properties officeooo:rsid="000ff690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2"><office:annotation><dc:creator>Gauthier Bastien</dc:creator><dc:date>2011-01-13T14:56:41</dc:date><text:p text:style-name="P23"><text:span text:style-name="T16">do text</text:span></text:p><text:p text:style-name="P23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9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8">DGO4 - Direction générale opérationnelle </text:p>
            <text:p text:style-name="P18">Aménagement du Territoire, Logement, Patrimoine et Énergie </text:p>
            <text:p text:style-name="P18"><text:span text:style-name="T8">NOM</text:span> - Fonctionnaire Délégué</text:p>
            <text:p text:style-name="P17">ADRESSE</text:p>
            <text:p text:style-name="P22">RECOMMANDÉ</text:p>
          </table:table-cell>
        </table:table-row>
      </table:table>
      <text:h text:outline-level="1" text:style-name="P4"/>
      <text:h text:outline-level="1" text:style-name="P5">Réunion de projet – convocation</text:h>
      <text:h text:outline-level="1" text:style-name="P5"/>
      <text:h text:outline-level="1" text:style-name="P3"/>
      <text:h text:outline-level="2" text:style-name="P21"><text:span text:style-name="T12"/></text:h>
      <text:h text:outline-level="2" text:style-name="P9"/>
      <text:h text:outline-level="2" text:style-name="P10"><text:span text:style-name="T3"><office:annotation><dc:creator>Gauthier Bastien</dc:creator><dc:date>2011-02-16T16:12:24</dc:date><text:p text:style-name="P23"><text:span text:style-name="T20">do title if len(self.getApplicants()) &gt; 1</text:span></text:p></office:annotation></text:span><text:span text:style-name="T3">Demandeurs : </text:span><text:span text:style-name="T3"><text:text-input text:description="Demandeurs">self.getApplicantsSignaletic()</text:text-input></text:span></text:h>
      <text:h text:outline-level="2" text:style-name="P12"><office:annotation><dc:creator>Gauthier Bastien</dc:creator><dc:date>2011-02-16T16:13:21</dc:date><text:p text:style-name="P23"><text:span text:style-name="T19">do title if not len(self.getApplicants()) &gt; 1</text:span></text:p></office:annotation>Demandeur : <text:text-input text:description="Demandeurs">self.getApplicantsSignaletic()</text:text-input></text:h>
      <text:h text:outline-level="2" text:style-name="P12">Objet : <text:text-input text:description="Objet des travaux">self.getLicenceSubject()</text:text-input></text:h>
      <text:h text:outline-level="2" text:style-name="P11"><text:span text:style-name="T3">Situation : </text:span><text:span text:style-name="T3"><text:text-input text:description="Situation des travaux">self.getWorkLocationSignaletic()</text:text-input></text:span></text:h>
      <text:h text:outline-level="2" text:style-name="P11"><text:span text:style-name="T4">Référence cadastrale : </text:span><text:span text:style-name="T4"><text:text-input text:description="Bien-Parcelles">licence_view.get_parcels()</text:text-input></text:span></text:h>
      <text:p text:style-name="P8"/>
      <text:p text:style-name="P8"/>
      <text:p text:style-name="P13">Monsieur le Fonctionnaire délégué,</text:p>
      <text:p text:style-name="P14"/>
      <text:p text:style-name="P14">Dans le cadre du projet repris sous objet, <text:text-input text:description="Demandeurs">self.getApplicantsSignaletic()</text:text-input><text:s/>sollicite<text:span text:style-name="T5">(nt)</text:span> la tenue d'une réunion de projet conformément à l 'article D.IV.31§1er du CoDT.</text:p>
      <text:p text:style-name="P14"/>
      <text:p text:style-name="P14">Le projet requiert l'avis du Collège communal ainsi que votre avis.</text:p>
      <text:p text:style-name="P14"/>
      <text:p text:style-name="P15">Nous sollicitons aussi la présence à ladite réunion des personnes/<text:span text:style-name="T6">instances</text:span> suivantes :</text:p>
      <text:p text:style-name="P15"><text:span text:style-name="T7">- </text:span><text:span text:style-name="T9">Le fonctionnaire technique (DGO3)</text:span></text:p>
      <text:p text:style-name="P16">- <text:span text:style-name="T13">Le fonctionnaire des implantations commerciales (DGO6)</text:span></text:p>
      <text:p text:style-name="P16">- <text:span text:style-name="T13">Un représentant du Collège</text:span></text:p>
      <text:p text:style-name="P16">- <text:span text:style-name="T13">Un membre du service Urbanisme</text:span></text:p>
      <text:p text:style-name="P16">- ...</text:p>
      <text:p text:style-name="P14"/>
      <text:p text:style-name="P20">Dès lors, nous vous invitons à participer à ladite réunion, qui se déroulera le <text:span text:style-name="T10">DATE DE LA REUNION</text:span><text:span text:style-name="T5"> – </text:span><text:span text:style-name="T11">ADRESSE</text:span><text:span text:style-name="T5">.</text:span></text:p>
      <text:p text:style-name="P14"/>
      <text:p text:style-name="P14">Nous vous prions d'agréer, Monsieur le Fonctionnaire délégué, l'expression de nos sentiments distingués.</text:p>
      <text:p text:style-name="P8"/>
      <text:p text:style-name="P6"/>
      <text:p text:style-name="P6"><text:span text:style-name="T1"><office:annotation><dc:creator>sde </dc:creator><dc:date>2011-07-27T10:02:32</dc:date><text:p text:style-name="P23"><text:span text:style-name="T17">do text</text:span></text:p><text:p text:style-name="P23"><text:span text:style-name="T18">from document(at=signatures, format='odt')</text:span></text:p></office:annotation></text:span><text:span text:style-name="T1">Import depuis signatures.odt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49:19.204596447</dc:date>
    <meta:editing-duration>PT8H33M58S</meta:editing-duration>
    <meta:editing-cycles>68</meta:editing-cycles>
    <meta:generator>LibreOffice/6.4.6.2$Linux_X86_64 LibreOffice_project/40$Build-2</meta:generator>
    <meta:document-statistic meta:table-count="1" meta:image-count="0" meta:object-count="0" meta:page-count="1" meta:paragraph-count="25" meta:word-count="171" meta:character-count="1225" meta:non-whitespace-character-count="1092"/>
  </office:meta>
</office:document-meta>
</file>